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972in"/>
    </style:style>
    <style:style style:name="co2" style:family="table-column">
      <style:table-column-properties fo:break-before="auto" style:column-width="0.639in"/>
    </style:style>
    <style:style style:name="co3" style:family="table-column">
      <style:table-column-properties fo:break-before="auto" style:column-width="0.6535in"/>
    </style:style>
    <style:style style:name="co4" style:family="table-column">
      <style:table-column-properties fo:break-before="auto" style:column-width="0.7654in"/>
    </style:style>
    <style:style style:name="co5" style:family="table-column">
      <style:table-column-properties fo:break-before="auto" style:column-width="0.723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rrorLayerPercentageGraph291614234" table:style-name="ta1">
        <table:shapes>
          <draw:frame draw:z-index="0" draw:style-name="gr1" draw:text-style-name="P1" svg:width="6.2988in" svg:height="3.5429in" svg:x="0.9189in" svg:y="2.5071in">
            <draw:object draw:notify-on-update-of-ranges="errorLayerPercentageGraph291614234.A1:errorLayerPercentageGraph291614234.A1 errorLayerPercentageGraph291614234.B1:errorLayerPercentageGraph291614234.K1 errorLayerPercentageGraph291614234.A2:errorLayerPercentageGraph291614234.A2 errorLayerPercentageGraph291614234.B2:errorLayerPercentageGraph291614234.K2 errorLayerPercentageGraph291614234.A3:errorLayerPercentageGraph291614234.A3 errorLayerPercentageGraph291614234.B3:errorLayerPercentageGraph291614234.K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Error % (+0.01 C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.481481" calcext:value-type="float">
            <text:p>1.481481</text:p>
          </table:table-cell>
          <table:table-cell office:value-type="float" office:value="2.777778" calcext:value-type="float">
            <text:p>2.777778</text:p>
          </table:table-cell>
          <table:table-cell office:value-type="float" office:value="6" calcext:value-type="float">
            <text:p>6</text:p>
          </table:table-cell>
          <table:table-cell office:value-type="float" office:value="10.666667" calcext:value-type="float">
            <text:p>10.666667</text:p>
          </table:table-cell>
          <table:table-cell office:value-type="float" office:value="15.666667" calcext:value-type="float">
            <text:p>15.666667</text:p>
          </table:table-cell>
          <table:table-cell office:value-type="float" office:value="18.740741" calcext:value-type="float">
            <text:p>18.740741</text:p>
          </table:table-cell>
          <table:table-cell office:value-type="float" office:value="21.814815" calcext:value-type="float">
            <text:p>21.814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% (+0.001 C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037" calcext:value-type="float">
            <text:p>0.037037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814815" calcext:value-type="float">
            <text:p>0.814815</text:p>
          </table:table-cell>
          <table:table-cell office:value-type="float" office:value="1.962963" calcext:value-type="float">
            <text:p>1.962963</text:p>
          </table:table-cell>
          <table:table-cell office:value-type="float" office:value="4" calcext:value-type="float">
            <text:p>4</text:p>
          </table:table-cell>
          <table:table-cell office:value-type="float" office:value="6.259259" calcext:value-type="float">
            <text:p>6.259259</text:p>
          </table:table-cell>
          <table:table-cell office:value-type="float" office:value="9.111111" calcext:value-type="float">
            <text:p>9.111111</text:p>
          </table:table-cell>
          <table:table-cell office:value-type="float" office:value="13.962963" calcext:value-type="float">
            <text:p>13.962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% (+0.0001 C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11111" calcext:value-type="float">
            <text:p>0.1111111</text:p>
          </table:table-cell>
          <table:table-cell office:value-type="float" office:value="0.370370333333333" calcext:value-type="float">
            <text:p>0.370370333333333</text:p>
          </table:table-cell>
          <table:table-cell office:value-type="float" office:value="0.740740733333333" calcext:value-type="float">
            <text:p>0.740740733333333</text:p>
          </table:table-cell>
          <table:table-cell office:value-type="float" office:value="1.1851852" calcext:value-type="float">
            <text:p>1.1851852</text:p>
          </table:table-cell>
          <table:table-cell office:value-type="float" office:value="1.8518518" calcext:value-type="float">
            <text:p>1.8518518</text:p>
          </table:table-cell>
          <table:table-cell office:value-type="float" office:value="2.1851852" calcext:value-type="float">
            <text:p>2.1851852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office:value-type="string" calcext:value-type="string">
            <text:p><text:span text:style-name="T1">Std Deviation Avg (+0.01 C)</text:span>:</text:p>
          </table:table-cell>
          <table:table-cell office:value-type="float" office:value="2.845399" calcext:value-type="float">
            <text:p>2.84539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pan text:style-name="T1">Std Deviation Avg (+0.001 C)</text:span>:</text:p>
          </table:table-cell>
          <table:table-cell office:value-type="float" office:value="2.218741" calcext:value-type="float">
            <text:p>2.21874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pan text:style-name="T1">Std Deviation Avg (+0.0001 C)</text:span>:</text:p>
          </table:table-cell>
          <table:table-cell office:value-type="float" office:value="1.19587810850842" calcext:value-type="float">
            <text:p>1.195878108508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d Deviation Avg:</text:p>
          </table:table-cell>
          <table:table-cell table:formula="of:= AVERAGE([.B6:.B8])" office:value-type="float" office:value="2.08667270283614" calcext:value-type="float">
            <text:p>2.0866727028361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1T12:35:54.114000000</dc:date>
    <meta:editing-duration>PT1H12M30S</meta:editing-duration>
    <meta:editing-cycles>5</meta:editing-cycles>
    <meta:generator>LibreOffice/7.3.4.2$Windows_X86_64 LibreOffice_project/728fec16bd5f605073805c3c9e7c4212a0120dc5</meta:generator>
    <meta:document-statistic meta:table-count="1" meta:cell-count="4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446cm" svg:y="3.715cm" style:legend-expansion="high" chart:style-name="ch2"/>
        <chart:plot-area chart:style-name="ch3" table:cell-range-address="errorLayerPercentageGraph291614234.A1:errorLayerPercentageGraph291614234.K3" chart:data-source-has-labels="column" svg:x="1.314cm" svg:y="0.18cm" svg:width="9.812cm" svg:height="7.676cm">
          <chart:coordinate-region svg:x="1.953cm" svg:y="0.375cm" svg:width="8.977cm" svg:height="6.842cm"/>
          <chart:axis chart:dimension="x" chart:name="primary-x" chart:style-name="ch4">
            <chart:title svg:x="5.334cm" svg:y="8.037cm" chart:style-name="ch5">
              <text:p>Layer Index</text:p>
            </chart:title>
          </chart:axis>
          <chart:axis chart:dimension="y" chart:name="primary-y" chart:style-name="ch4">
            <chart:title svg:x="0.451cm" svg:y="7.4cm" chart:style-name="ch6">
              <text:p>Percentage of Neurons in Error For Each Layer</text:p>
            </chart:title>
            <chart:grid chart:style-name="ch7" chart:class="major"/>
          </chart:axis>
          <chart:series chart:style-name="ch8" chart:values-cell-range-address="errorLayerPercentageGraph291614234.B1:errorLayerPercentageGraph291614234.K1" chart:label-cell-address="errorLayerPercentageGraph291614234.A1:errorLayerPercentageGraph291614234.A1" chart:class="chart:line">
            <chart:data-point chart:repeated="10"/>
          </chart:series>
          <chart:series chart:style-name="ch9" chart:values-cell-range-address="errorLayerPercentageGraph291614234.B2:errorLayerPercentageGraph291614234.K2" chart:label-cell-address="errorLayerPercentageGraph291614234.A2:errorLayerPercentageGraph291614234.A2" chart:class="chart:line">
            <chart:data-point chart:repeated="10"/>
          </chart:series>
          <chart:series chart:style-name="ch10" chart:values-cell-range-address="errorLayerPercentageGraph291614234.B3:errorLayerPercentageGraph291614234.K3" chart:label-cell-address="errorLayerPercentageGraph291614234.A3:errorLayerPercentageGraph291614234.A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Error % (+0.01 C)</text:p>
                <draw:g>
                  <svg:desc>errorLayerPercentageGraph291614234.A1:errorLayerPercentageGraph291614234.A1</svg:desc>
                </draw:g>
              </table:table-cell>
              <table:table-cell office:value-type="float" office:value="0">
                <text:p>0</text:p>
                <draw:g>
                  <svg:desc>errorLayerPercentageGraph291614234.B1:errorLayerPercentageGraph291614234.K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">
                <text:p>0.333333</text:p>
              </table:table-cell>
              <table:table-cell office:value-type="float" office:value="1.481481">
                <text:p>1.481481</text:p>
              </table:table-cell>
              <table:table-cell office:value-type="float" office:value="2.777778">
                <text:p>2.777778</text:p>
              </table:table-cell>
              <table:table-cell office:value-type="float" office:value="6">
                <text:p>6</text:p>
              </table:table-cell>
              <table:table-cell office:value-type="float" office:value="10.666667">
                <text:p>10.666667</text:p>
              </table:table-cell>
              <table:table-cell office:value-type="float" office:value="15.666667">
                <text:p>15.666667</text:p>
              </table:table-cell>
              <table:table-cell office:value-type="float" office:value="18.740741">
                <text:p>18.740741</text:p>
              </table:table-cell>
              <table:table-cell office:value-type="float" office:value="21.814815">
                <text:p>21.814815</text:p>
              </table:table-cell>
            </table:table-row>
            <table:table-row>
              <table:table-cell office:value-type="string">
                <text:p>Error % (+0.001 C)</text:p>
                <draw:g>
                  <svg:desc>errorLayerPercentageGraph291614234.A2:errorLayerPercentageGraph291614234.A2</svg:desc>
                </draw:g>
              </table:table-cell>
              <table:table-cell office:value-type="float" office:value="0">
                <text:p>0</text:p>
                <draw:g>
                  <svg:desc>errorLayerPercentageGraph291614234.B2:errorLayerPercentageGraph291614234.K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37037">
                <text:p>0.037037</text:p>
              </table:table-cell>
              <table:table-cell office:value-type="float" office:value="0.222222">
                <text:p>0.222222</text:p>
              </table:table-cell>
              <table:table-cell office:value-type="float" office:value="0.814815">
                <text:p>0.814815</text:p>
              </table:table-cell>
              <table:table-cell office:value-type="float" office:value="1.962963">
                <text:p>1.962963</text:p>
              </table:table-cell>
              <table:table-cell office:value-type="float" office:value="4">
                <text:p>4</text:p>
              </table:table-cell>
              <table:table-cell office:value-type="float" office:value="6.259259">
                <text:p>6.259259</text:p>
              </table:table-cell>
              <table:table-cell office:value-type="float" office:value="9.111111">
                <text:p>9.111111</text:p>
              </table:table-cell>
              <table:table-cell office:value-type="float" office:value="13.962963">
                <text:p>13.962963</text:p>
              </table:table-cell>
            </table:table-row>
            <table:table-row>
              <table:table-cell office:value-type="string">
                <text:p>Error % (+0.0001 C)</text:p>
                <draw:g>
                  <svg:desc>errorLayerPercentageGraph291614234.A3:errorLayerPercentageGraph291614234.A3</svg:desc>
                </draw:g>
              </table:table-cell>
              <table:table-cell office:value-type="float" office:value="0">
                <text:p>0</text:p>
                <draw:g>
                  <svg:desc>errorLayerPercentageGraph291614234.B3:errorLayerPercentageGraph291614234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11111">
                <text:p>0.1111111</text:p>
              </table:table-cell>
              <table:table-cell office:value-type="float" office:value="0.370370333333333">
                <text:p>0.370370333333333</text:p>
              </table:table-cell>
              <table:table-cell office:value-type="float" office:value="0.740740733333333">
                <text:p>0.740740733333333</text:p>
              </table:table-cell>
              <table:table-cell office:value-type="float" office:value="1.1851852">
                <text:p>1.1851852</text:p>
              </table:table-cell>
              <table:table-cell office:value-type="float" office:value="1.8518518">
                <text:p>1.8518518</text:p>
              </table:table-cell>
              <table:table-cell office:value-type="float" office:value="2.1851852">
                <text:p>2.18518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